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128" calcext:value-type="float">
            <text:p><text:s text:c="3"/>4,128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3877" calcext:value-type="float">
            <text:p><text:s text:c="3"/>3,87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3797" calcext:value-type="float">
            <text:p><text:s text:c="3"/>3,79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80" calcext:value-type="float">
            <text:p><text:s text:c="3"/>8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style-name="ce59" office:value-type="float" office:value="7893" calcext:value-type="float">
            <text:p><text:s text:c="3"/>7,89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7789" calcext:value-type="float">
            <text:p><text:s text:c="3"/>7,789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style-name="ce60" office:value-type="float" office:value="4113" calcext:value-type="float">
            <text:p><text:s text:c="3"/>4,1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4086" calcext:value-type="float">
            <text:p><text:s text:c="3"/>4,08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style-name="ce60" office:value-type="float" office:value="3780" calcext:value-type="float">
            <text:p><text:s text:c="3"/>3,780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style-name="ce60" office:value-type="float" office:value="4194" calcext:value-type="float">
            <text:p><text:s text:c="3"/>4,19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86" calcext:value-type="float">
            <text:p><text:s text:c="3"/>8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  <text:p>截至8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0520" calcext:value-type="float">
            <text:p><text:s text:c="3"/>70,520</text:p>
          </table:table-cell>
          <table:table-cell table:style-name="ce57" office:value-type="float" office:value="64825" calcext:value-type="float">
            <text:p><text:s text:c="3"/>64,825</text:p>
          </table:table-cell>
          <table:table-cell table:style-name="ce57" office:value-type="float" office:value="2921" calcext:value-type="float">
            <text:p><text:s text:c="3"/>2,921</text:p>
          </table:table-cell>
          <table:table-cell table:style-name="ce57" office:value-type="float" office:value="2653" calcext:value-type="float">
            <text:p><text:s text:c="3"/>2,653</text:p>
          </table:table-cell>
          <table:table-cell table:style-name="ce57" office:value-type="float" office:value="268" calcext:value-type="float">
            <text:p><text:s text:c="3"/>268</text:p>
          </table:table-cell>
          <table:table-cell table:style-name="ce57" office:value-type="float" office:value="2774" calcext:value-type="float">
            <text:p><text:s text:c="3"/>2,774</text:p>
          </table:table-cell>
          <table:table-cell table:style-name="ce57" office:value-type="float" office:value="2213" calcext:value-type="float">
            <text:p><text:s text:c="3"/>2,213</text:p>
          </table:table-cell>
          <table:table-cell table:style-name="ce57" office:value-type="float" office:value="561" calcext:value-type="float">
            <text:p><text:s text:c="3"/>561</text:p>
          </table:table-cell>
          <table:table-cell table:style-name="ce57" office:value-type="float" office:value="69568" calcext:value-type="float">
            <text:p><text:s text:c="3"/>69,568</text:p>
          </table:table-cell>
          <table:table-cell table:style-name="ce57" office:value-type="float" office:value="63883" calcext:value-type="float">
            <text:p><text:s text:c="3"/>63,883</text:p>
          </table:table-cell>
          <table:table-cell table:style-name="ce57" office:value-type="float" office:value="2918" calcext:value-type="float">
            <text:p><text:s text:c="3"/>2,918</text:p>
          </table:table-cell>
          <table:table-cell table:style-name="ce57" office:value-type="float" office:value="2651" calcext:value-type="float">
            <text:p><text:s text:c="3"/>2,651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2767" calcext:value-type="float">
            <text:p><text:s text:c="3"/>2,767</text:p>
          </table:table-cell>
          <table:table-cell table:style-name="ce57" office:value-type="float" office:value="2210" calcext:value-type="float">
            <text:p><text:s text:c="3"/>2,210</text:p>
          </table:table-cell>
          <table:table-cell table:style-name="ce57" office:value-type="float" office:value="557" calcext:value-type="float">
            <text:p><text:s text:c="3"/>557</text:p>
          </table:table-cell>
          <table:table-cell table:style-name="ce57" office:value-type="float" office:value="952" calcext:value-type="float">
            <text:p><text:s text:c="3"/>952</text:p>
          </table:table-cell>
          <table:table-cell table:style-name="ce57" office:value-type="float" office:value="942" calcext:value-type="float">
            <text:p><text:s text:c="3"/>94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5008" calcext:value-type="float">
            <text:p><text:s text:c="3"/>35,008</text:p>
          </table:table-cell>
          <table:table-cell table:style-name="ce58" office:value-type="float" office:value="34066" calcext:value-type="float">
            <text:p><text:s text:c="3"/>34,066</text:p>
          </table:table-cell>
          <table:table-cell table:style-name="ce58" office:value-type="float" office:value="344" calcext:value-type="float">
            <text:p><text:s text:c="3"/>344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598" calcext:value-type="float">
            <text:p><text:s text:c="3"/>598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58" office:value-type="float" office:value="436" calcext:value-type="float">
            <text:p><text:s text:c="3"/>436</text:p>
          </table:table-cell>
          <table:table-cell table:style-name="ce58" office:value-type="float" office:value="34784" calcext:value-type="float">
            <text:p><text:s text:c="3"/>34,784</text:p>
          </table:table-cell>
          <table:table-cell table:style-name="ce58" office:value-type="float" office:value="33843" calcext:value-type="float">
            <text:p><text:s text:c="3"/>33,843</text:p>
          </table:table-cell>
          <table:table-cell table:style-name="ce58" office:value-type="float" office:value="344" calcext:value-type="float">
            <text:p><text:s text:c="3"/>344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597" calcext:value-type="float">
            <text:p><text:s text:c="3"/>597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58" office:value-type="float" office:value="435" calcext:value-type="float">
            <text:p><text:s text:c="3"/>435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5512" calcext:value-type="float">
            <text:p><text:s text:c="3"/>35,512</text:p>
          </table:table-cell>
          <table:table-cell table:style-name="ce58" office:value-type="float" office:value="30759" calcext:value-type="float">
            <text:p><text:s text:c="3"/>30,759</text:p>
          </table:table-cell>
          <table:table-cell table:style-name="ce58" office:value-type="float" office:value="2577" calcext:value-type="float">
            <text:p><text:s text:c="3"/>2,577</text:p>
          </table:table-cell>
          <table:table-cell table:style-name="ce58" office:value-type="float" office:value="2429" calcext:value-type="float">
            <text:p><text:s text:c="3"/>2,429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58" office:value-type="float" office:value="2176" calcext:value-type="float">
            <text:p><text:s text:c="3"/>2,176</text:p>
          </table:table-cell>
          <table:table-cell table:style-name="ce58" office:value-type="float" office:value="2051" calcext:value-type="float">
            <text:p><text:s text:c="3"/>2,051</text:p>
          </table:table-cell>
          <table:table-cell table:style-name="ce58" office:value-type="float" office:value="125" calcext:value-type="float">
            <text:p><text:s text:c="3"/>125</text:p>
          </table:table-cell>
          <table:table-cell table:style-name="ce58" office:value-type="float" office:value="34784" calcext:value-type="float">
            <text:p><text:s text:c="3"/>34,784</text:p>
          </table:table-cell>
          <table:table-cell table:style-name="ce58" office:value-type="float" office:value="30040" calcext:value-type="float">
            <text:p><text:s text:c="3"/>30,040</text:p>
          </table:table-cell>
          <table:table-cell table:style-name="ce58" office:value-type="float" office:value="2574" calcext:value-type="float">
            <text:p><text:s text:c="3"/>2,574</text:p>
          </table:table-cell>
          <table:table-cell table:style-name="ce58" office:value-type="float" office:value="2427" calcext:value-type="float">
            <text:p><text:s text:c="3"/>2,427</text:p>
          </table:table-cell>
          <table:table-cell table:style-name="ce58" office:value-type="float" office:value="147" calcext:value-type="float">
            <text:p><text:s text:c="3"/>147</text:p>
          </table:table-cell>
          <table:table-cell table:style-name="ce58" office:value-type="float" office:value="2170" calcext:value-type="float">
            <text:p><text:s text:c="3"/>2,170</text:p>
          </table:table-cell>
          <table:table-cell table:style-name="ce58" office:value-type="float" office:value="2048" calcext:value-type="float">
            <text:p><text:s text:c="3"/>2,048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728" calcext:value-type="float">
            <text:p><text:s text:c="3"/>728</text:p>
          </table:table-cell>
          <table:table-cell table:style-name="ce58" office:value-type="float" office:value="719" calcext:value-type="float">
            <text:p><text:s text:c="3"/>71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style-name="ce59" office:value-type="float" office:value="6155" calcext:value-type="float">
            <text:p><text:s text:c="3"/>6,155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style-name="ce59" office:value-type="float" office:value="6046" calcext:value-type="float">
            <text:p><text:s text:c="3"/>6,046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style-name="ce60" office:value-type="float" office:value="3200" calcext:value-type="float">
            <text:p><text:s text:c="3"/>3,20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3172" calcext:value-type="float">
            <text:p><text:s text:c="3"/>3,17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style-name="ce60" office:value-type="float" office:value="2955" calcext:value-type="float">
            <text:p><text:s text:c="3"/>2,955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2874" calcext:value-type="float">
            <text:p><text:s text:c="3"/>2,87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style-name="ce59" office:value-type="float" office:value="7419" calcext:value-type="float">
            <text:p><text:s text:c="3"/>7,419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52" calcext:value-type="float">
            <text:p><text:s text:c="3"/>3,952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72" calcext:value-type="float">
            <text:p><text:s text:c="3"/>3,572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491" calcext:value-type="float">
            <text:p><text:s text:c="3"/>3,491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458" calcext:value-type="float">
            <text:p><text:s text:c="3"/>458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4475" calcext:value-type="float">
            <text:p><text:s text:c="3"/>4,475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number-columns-repeated="2" table:style-name="ce59" office:value-type="float" office:value="78" calcext:value-type="float">
            <text:p><text:s text:c="3"/>7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378" calcext:value-type="float">
            <text:p><text:s text:c="3"/>3,3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62" calcext:value-type="float">
            <text:p><text:s text:c="3"/>6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3927" calcext:value-type="float">
            <text:p><text:s text:c="3"/>3,927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31" calcext:value-type="float">
            <text:p><text:s text:c="3"/>3,831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style-name="ce59" office:value-type="float" office:value="8403" calcext:value-type="float">
            <text:p><text:s text:c="3"/>8,403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style-name="ce60" office:value-type="float" office:value="4485" calcext:value-type="float">
            <text:p><text:s text:c="3"/>4,48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465" calcext:value-type="float">
            <text:p><text:s text:c="3"/>4,46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20" calcext:value-type="float">
            <text:p><text:s text:c="3"/>2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033" calcext:value-type="float">
            <text:p><text:s text:c="3"/>4,03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style-name="ce59" office:value-type="float" office:value="8751" calcext:value-type="float">
            <text:p><text:s text:c="3"/>8,75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style-name="ce59" office:value-type="float" office:value="8595" calcext:value-type="float">
            <text:p><text:s text:c="3"/>8,595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number-columns-repeated="2" table:style-name="ce59" office:value-type="float" office:value="156" calcext:value-type="float">
            <text:p><text:s text:c="3"/>15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558" calcext:value-type="float">
            <text:p><text:s text:c="3"/>4,55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style-name="ce60" office:value-type="float" office:value="4141" calcext:value-type="float">
            <text:p><text:s text:c="3"/>4,141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0.417798203467725" calcext:value-type="float">
            <text:p>–0.42</text:p>
          </table:table-cell>
          <table:table-cell table:style-name="ce61" office:value-type="float" office:value="-1.34160090191657" calcext:value-type="float">
            <text:p>–1.34</text:p>
          </table:table-cell>
          <table:table-cell table:style-name="ce61" office:value-type="float" office:value="16.9139465875371" calcext:value-type="float">
            <text:p>16.91</text:p>
          </table:table-cell>
          <table:table-cell table:style-name="ce61" office:value-type="float" office:value="13.6075949367089" calcext:value-type="float">
            <text:p>13.61</text:p>
          </table:table-cell>
          <table:table-cell table:style-name="ce61" office:value-type="float" office:value="66.6666666666667" calcext:value-type="float">
            <text:p>66.67</text:p>
          </table:table-cell>
          <table:table-cell table:style-name="ce61" office:value-type="float" office:value="5.99455040871935" calcext:value-type="float">
            <text:p>5.99</text:p>
          </table:table-cell>
          <table:table-cell table:style-name="ce61" office:value-type="float" office:value="-0.323624595469256" calcext:value-type="float">
            <text:p>–0.32</text:p>
          </table:table-cell>
          <table:table-cell table:style-name="ce61" office:value-type="float" office:value="39.6551724137931" calcext:value-type="float">
            <text:p>39.66</text:p>
          </table:table-cell>
          <table:table-cell table:style-name="ce61" office:value-type="float" office:value="-0.761904761904762" calcext:value-type="float">
            <text:p>–0.76</text:p>
          </table:table-cell>
          <table:table-cell table:style-name="ce61" office:value-type="float" office:value="-1.74897119341564" calcext:value-type="float">
            <text:p>–1.75</text:p>
          </table:table-cell>
          <table:table-cell table:style-name="ce61" office:value-type="float" office:value="17.2619047619048" calcext:value-type="float">
            <text:p>17.26</text:p>
          </table:table-cell>
          <table:table-cell table:style-name="ce61" office:value-type="float" office:value="13.968253968254" calcext:value-type="float">
            <text:p>13.97</text:p>
          </table:table-cell>
          <table:table-cell table:style-name="ce61" office:value-type="float" office:value="66.6666666666667" calcext:value-type="float">
            <text:p>66.67</text:p>
          </table:table-cell>
          <table:table-cell table:style-name="ce61" office:value-type="float" office:value="6.28415300546448" calcext:value-type="float">
            <text:p>6.28</text:p>
          </table:table-cell>
          <table:table-cell table:style-name="ce61" office:value-type="float" office:value="-0.323624595469256" calcext:value-type="float">
            <text:p>–0.32</text:p>
          </table:table-cell>
          <table:table-cell table:style-name="ce61" office:value-type="float" office:value="42.1052631578947" calcext:value-type="float">
            <text:p>42.11</text:p>
          </table:table-cell>
          <table:table-cell table:style-name="ce61" office:value-type="float" office:value="25.8064516129032" calcext:value-type="float">
            <text:p>25.81</text:p>
          </table:table-cell>
          <table:table-cell table:style-name="ce61" office:value-type="float" office:value="27.8688524590164" calcext:value-type="float">
            <text:p>27.87</text:p>
          </table:table-cell>
          <table:table-cell table:number-columns-repeated="2"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0.336346436829935" calcext:value-type="float">
            <text:p>–0.34</text:p>
          </table:table-cell>
          <table:table-cell table:style-name="ce62" office:value-type="float" office:value="-0.902837489251935" calcext:value-type="float">
            <text:p>–0.90</text:p>
          </table:table-cell>
          <table:table-cell table:style-name="ce62" office:value-type="float" office:value="48.3870967741936" calcext:value-type="float">
            <text:p>48.39</text:p>
          </table:table-cell>
          <table:table-cell table:style-name="ce62" office:value-type="float" office:value="34.7826086956522" calcext:value-type="float">
            <text:p>34.78</text:p>
          </table:table-cell>
          <table:table-cell table:style-name="ce62" office:value-type="float" office:value="87.5" calcext:value-type="float">
            <text:p>87.50</text:p>
          </table:table-cell>
          <table:table-cell table:style-name="ce62" office:value-type="float" office:value="14.8648648648649" calcext:value-type="float">
            <text:p>14.86</text:p>
          </table:table-cell>
          <table:table-cell table:style-name="ce62" office:value-type="float" office:value="-14.8148148148148" calcext:value-type="float">
            <text:p>–14.81</text:p>
          </table:table-cell>
          <table:table-cell table:style-name="ce62" office:value-type="float" office:value="31.9148936170213" calcext:value-type="float">
            <text:p>31.91</text:p>
          </table:table-cell>
          <table:table-cell table:style-name="ce62" office:value-type="float" office:value="-0.761904761904762" calcext:value-type="float">
            <text:p>–0.76</text:p>
          </table:table-cell>
          <table:table-cell table:style-name="ce62" office:value-type="float" office:value="-1.34199134199134" calcext:value-type="float">
            <text:p>–1.34</text:p>
          </table:table-cell>
          <table:table-cell table:style-name="ce62" office:value-type="float" office:value="48.3870967741936" calcext:value-type="float">
            <text:p>48.39</text:p>
          </table:table-cell>
          <table:table-cell table:style-name="ce62" office:value-type="float" office:value="34.7826086956522" calcext:value-type="float">
            <text:p>34.78</text:p>
          </table:table-cell>
          <table:table-cell table:style-name="ce62" office:value-type="float" office:value="87.5" calcext:value-type="float">
            <text:p>87.50</text:p>
          </table:table-cell>
          <table:table-cell table:style-name="ce62" office:value-type="float" office:value="14.8648648648649" calcext:value-type="float">
            <text:p>14.86</text:p>
          </table:table-cell>
          <table:table-cell table:style-name="ce62" office:value-type="float" office:value="-14.8148148148148" calcext:value-type="float">
            <text:p>–14.81</text:p>
          </table:table-cell>
          <table:table-cell table:style-name="ce62" office:value-type="float" office:value="31.9148936170213" calcext:value-type="float">
            <text:p>31.91</text:p>
          </table:table-cell>
          <table:table-cell table:number-columns-repeated="2" table:style-name="ce62" office:value-type="float" office:value="62.5" calcext:value-type="float">
            <text:p>62.5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0.498235416234171" calcext:value-type="float">
            <text:p>–0.50</text:p>
          </table:table-cell>
          <table:table-cell table:style-name="ce63" office:value-type="float" office:value="-1.82550972024656" calcext:value-type="float">
            <text:p>–1.83</text:p>
          </table:table-cell>
          <table:table-cell table:style-name="ce63" office:value-type="float" office:value="13.7254901960784" calcext:value-type="float">
            <text:p>13.73</text:p>
          </table:table-cell>
          <table:table-cell table:style-name="ce63" office:value-type="float" office:value="11.9453924914676" calcext:value-type="float">
            <text:p>11.95</text:p>
          </table:table-cell>
          <table:table-cell table:style-name="ce63" office:value-type="float" office:value="53.8461538461539" calcext:value-type="float">
            <text:p>53.85</text:p>
          </table:table-cell>
          <table:table-cell table:style-name="ce63" office:value-type="float" office:value="3.7542662116041" calcext:value-type="float">
            <text:p>3.75</text:p>
          </table:table-cell>
          <table:table-cell table:style-name="ce63" office:value-type="float" office:value="1.06382978723404" calcext:value-type="float">
            <text:p>1.06</text:p>
          </table:table-cell>
          <table:table-cell table:style-name="ce63" office:value-type="float" office:value="72.7272727272727" calcext:value-type="float">
            <text:p>72.73</text:p>
          </table:table-cell>
          <table:table-cell table:style-name="ce63" office:value-type="float" office:value="-0.761904761904762" calcext:value-type="float">
            <text:p>–0.76</text:p>
          </table:table-cell>
          <table:table-cell table:style-name="ce63" office:value-type="float" office:value="-2.20445736434109" calcext:value-type="float">
            <text:p>–2.20</text:p>
          </table:table-cell>
          <table:table-cell table:style-name="ce63" office:value-type="float" office:value="14.0983606557377" calcext:value-type="float">
            <text:p>14.10</text:p>
          </table:table-cell>
          <table:table-cell table:style-name="ce63" office:value-type="float" office:value="12.3287671232877" calcext:value-type="float">
            <text:p>12.33</text:p>
          </table:table-cell>
          <table:table-cell table:style-name="ce63" office:value-type="float" office:value="53.8461538461539" calcext:value-type="float">
            <text:p>53.85</text:p>
          </table:table-cell>
          <table:table-cell table:style-name="ce63" office:value-type="float" office:value="4.10958904109589" calcext:value-type="float">
            <text:p>4.11</text:p>
          </table:table-cell>
          <table:table-cell table:style-name="ce63" office:value-type="float" office:value="1.06382978723404" calcext:value-type="float">
            <text:p>1.06</text:p>
          </table:table-cell>
          <table:table-cell table:style-name="ce63" office:value-type="float" office:value="90" calcext:value-type="float">
            <text:p>90.00</text:p>
          </table:table-cell>
          <table:table-cell table:style-name="ce63" office:value-type="float" office:value="13.0434782608696" calcext:value-type="float">
            <text:p>13.04</text:p>
          </table:table-cell>
          <table:table-cell table:style-name="ce63" office:value-type="float" office:value="15.5555555555556" calcext:value-type="float">
            <text:p>15.56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2.12082262210797" calcext:value-type="float">
            <text:p>2.12</text:p>
          </table:table-cell>
          <table:table-cell table:style-name="ce64" office:value-type="float" office:value="2.73538389293261" calcext:value-type="float">
            <text:p>2.74</text:p>
          </table:table-cell>
          <table:table-cell table:style-name="ce64" office:value-type="float" office:value="-4.83091787439614" calcext:value-type="float">
            <text:p>–4.83</text:p>
          </table:table-cell>
          <table:table-cell table:style-name="ce64" office:value-type="float" office:value="-4.26666666666667" calcext:value-type="float">
            <text:p>–4.27</text:p>
          </table:table-cell>
          <table:table-cell table:style-name="ce64" office:value-type="float" office:value="-10.2564102564103" calcext:value-type="float">
            <text:p>–10.26</text:p>
          </table:table-cell>
          <table:table-cell table:style-name="ce64" office:value-type="float" office:value="-3.71287128712871" calcext:value-type="float">
            <text:p>–3.71</text:p>
          </table:table-cell>
          <table:table-cell table:style-name="ce64" office:value-type="float" office:value="-2.8391167192429" calcext:value-type="float">
            <text:p>–2.84</text:p>
          </table:table-cell>
          <table:table-cell table:style-name="ce64" office:value-type="float" office:value="-6.89655172413793" calcext:value-type="float">
            <text:p>–6.90</text:p>
          </table:table-cell>
          <table:table-cell table:style-name="ce64" office:value-type="float" office:value="1.71366594360087" calcext:value-type="float">
            <text:p>1.71</text:p>
          </table:table-cell>
          <table:table-cell table:style-name="ce64" office:value-type="float" office:value="2.28489825062478" calcext:value-type="float">
            <text:p>2.28</text:p>
          </table:table-cell>
          <table:table-cell table:style-name="ce64" office:value-type="float" office:value="-4.60048426150121" calcext:value-type="float">
            <text:p>–4.60</text:p>
          </table:table-cell>
          <table:table-cell table:style-name="ce64" office:value-type="float" office:value="-4.26666666666667" calcext:value-type="float">
            <text:p>–4.27</text:p>
          </table:table-cell>
          <table:table-cell table:style-name="ce64" office:value-type="float" office:value="-7.89473684210526" calcext:value-type="float">
            <text:p>–7.89</text:p>
          </table:table-cell>
          <table:table-cell table:style-name="ce64" office:value-type="float" office:value="-3.71287128712871" calcext:value-type="float">
            <text:p>–3.71</text:p>
          </table:table-cell>
          <table:table-cell table:style-name="ce64" office:value-type="float" office:value="-2.8391167192429" calcext:value-type="float">
            <text:p>–2.84</text:p>
          </table:table-cell>
          <table:table-cell table:style-name="ce64" office:value-type="float" office:value="-6.89655172413793" calcext:value-type="float">
            <text:p>–6.90</text:p>
          </table:table-cell>
          <table:table-cell table:style-name="ce64" office:value-type="float" office:value="34.4827586206897" calcext:value-type="float">
            <text:p>34.48</text:p>
          </table:table-cell>
          <table:table-cell table:style-name="ce64" office:value-type="float" office:value="35.6521739130435" calcext:value-type="float">
            <text:p>35.65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number-columns-repeated="3"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2.39740820734341" calcext:value-type="float">
            <text:p>2.40</text:p>
          </table:table-cell>
          <table:table-cell table:style-name="ce62" office:value-type="float" office:value="2.78706800445931" calcext:value-type="float">
            <text:p>2.79</text:p>
          </table:table-cell>
          <table:table-cell table:style-name="ce62" office:value-type="float" office:value="-6.12244897959184" calcext:value-type="float">
            <text:p>–6.12</text:p>
          </table:table-cell>
          <table:table-cell table:style-name="ce62" office:value-type="float" office:value="-3.125" calcext:value-type="float">
            <text:p>–3.13</text:p>
          </table:table-cell>
          <table:table-cell table:style-name="ce62" office:value-type="float" office:value="-11.7647058823529" calcext:value-type="float">
            <text:p>–11.76</text:p>
          </table:table-cell>
          <table:table-cell table:style-name="ce62" office:value-type="float" office:value="-11.4583333333333" calcext:value-type="float">
            <text:p>–11.46</text:p>
          </table:table-cell>
          <table:table-cell table:style-name="ce62" office:value-type="float" office:value="-11.5384615384615" calcext:value-type="float">
            <text:p>–11.54</text:p>
          </table:table-cell>
          <table:table-cell table:style-name="ce62" office:value-type="float" office:value="-11.4285714285714" calcext:value-type="float">
            <text:p>–11.43</text:p>
          </table:table-cell>
          <table:table-cell table:style-name="ce62" office:value-type="float" office:value="1.71366594360087" calcext:value-type="float">
            <text:p>1.71</text:p>
          </table:table-cell>
          <table:table-cell table:style-name="ce62" office:value-type="float" office:value="2.08286674132139" calcext:value-type="float">
            <text:p>2.08</text:p>
          </table:table-cell>
          <table:table-cell table:style-name="ce62" office:value-type="float" office:value="-6.12244897959184" calcext:value-type="float">
            <text:p>–6.12</text:p>
          </table:table-cell>
          <table:table-cell table:style-name="ce62" office:value-type="float" office:value="-3.125" calcext:value-type="float">
            <text:p>–3.13</text:p>
          </table:table-cell>
          <table:table-cell table:style-name="ce62" office:value-type="float" office:value="-11.7647058823529" calcext:value-type="float">
            <text:p>–11.76</text:p>
          </table:table-cell>
          <table:table-cell table:style-name="ce62" office:value-type="float" office:value="-11.4583333333333" calcext:value-type="float">
            <text:p>–11.46</text:p>
          </table:table-cell>
          <table:table-cell table:style-name="ce62" office:value-type="float" office:value="-11.5384615384615" calcext:value-type="float">
            <text:p>–11.54</text:p>
          </table:table-cell>
          <table:table-cell table:style-name="ce62" office:value-type="float" office:value="-11.4285714285714" calcext:value-type="float">
            <text:p>–11.43</text:p>
          </table:table-cell>
          <table:table-cell table:number-columns-repeated="2" table:style-name="ce62" office:value-type="float" office:value="160" calcext:value-type="float">
            <text:p>160.0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1.84870378240544" calcext:value-type="float">
            <text:p>1.85</text:p>
          </table:table-cell>
          <table:table-cell table:style-name="ce63" office:value-type="float" office:value="2.67790726506323" calcext:value-type="float">
            <text:p>2.68</text:p>
          </table:table-cell>
          <table:table-cell table:style-name="ce63" office:value-type="float" office:value="-4.65753424657534" calcext:value-type="float">
            <text:p>–4.66</text:p>
          </table:table-cell>
          <table:table-cell table:style-name="ce63" office:value-type="float" office:value="-4.3731778425656" calcext:value-type="float">
            <text:p>–4.37</text:p>
          </table:table-cell>
          <table:table-cell table:style-name="ce63" office:value-type="float" office:value="-9.09090909090909" calcext:value-type="float">
            <text:p>–9.09</text:p>
          </table:table-cell>
          <table:table-cell table:style-name="ce63" office:value-type="float" office:value="-1.2987012987013" calcext:value-type="float">
            <text:p>–1.30</text:p>
          </table:table-cell>
          <table:table-cell table:style-name="ce63" office:value-type="float" office:value="-2.06185567010309" calcext:value-type="float">
            <text:p>–2.06</text:p>
          </table:table-cell>
          <table:table-cell table:style-name="ce63" office:value-type="float" office:value="11.7647058823529" calcext:value-type="float">
            <text:p>11.76</text:p>
          </table:table-cell>
          <table:table-cell table:style-name="ce63" office:value-type="float" office:value="1.71366594360087" calcext:value-type="float">
            <text:p>1.71</text:p>
          </table:table-cell>
          <table:table-cell table:style-name="ce63" office:value-type="float" office:value="2.51396648044693" calcext:value-type="float">
            <text:p>2.51</text:p>
          </table:table-cell>
          <table:table-cell table:style-name="ce63" office:value-type="float" office:value="-4.3956043956044" calcext:value-type="float">
            <text:p>–4.40</text:p>
          </table:table-cell>
          <table:table-cell table:style-name="ce63" office:value-type="float" office:value="-4.3731778425656" calcext:value-type="float">
            <text:p>–4.37</text:p>
          </table:table-cell>
          <table:table-cell table:style-name="ce63" office:value-type="float" office:value="-4.76190476190476" calcext:value-type="float">
            <text:p>–4.76</text:p>
          </table:table-cell>
          <table:table-cell table:style-name="ce63" office:value-type="float" office:value="-1.2987012987013" calcext:value-type="float">
            <text:p>–1.30</text:p>
          </table:table-cell>
          <table:table-cell table:style-name="ce63" office:value-type="float" office:value="-2.06185567010309" calcext:value-type="float">
            <text:p>–2.06</text:p>
          </table:table-cell>
          <table:table-cell table:style-name="ce63" office:value-type="float" office:value="11.7647058823529" calcext:value-type="float">
            <text:p>11.76</text:p>
          </table:table-cell>
          <table:table-cell table:style-name="ce63" office:value-type="float" office:value="8.33333333333333" calcext:value-type="float">
            <text:p>8.33</text:p>
          </table:table-cell>
          <table:table-cell table:style-name="ce63" office:value-type="float" office:value="9.47368421052632" calcext:value-type="float">
            <text:p>9.47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2年8月份" calcext:value-type="string">
              <text:p><text:s/>中華民國112年8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34" calcext:value-type="float">
            <text:p><text:s text:c="3"/>9,534</text:p>
          </table:table-cell>
          <table:table-cell table:style-name="ce54" office:value-type="float" office:value="8751" calcext:value-type="float">
            <text:p><text:s text:c="3"/>8,751</text:p>
          </table:table-cell>
          <table:table-cell table:style-name="ce54" office:value-type="float" office:value="394" calcext:value-type="float">
            <text:p><text:s text:c="3"/>394</text:p>
          </table:table-cell>
          <table:table-cell table:style-name="ce54" office:value-type="float" office:value="359" calcext:value-type="float">
            <text:p><text:s text:c="3"/>359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89" calcext:value-type="float">
            <text:p><text:s text:c="3"/>389</text:p>
          </table:table-cell>
          <table:table-cell table:style-name="ce54" office:value-type="float" office:value="308" calcext:value-type="float">
            <text:p><text:s text:c="3"/>308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style-name="ce54" office:value-type="float" office:value="9378" calcext:value-type="float">
            <text:p><text:s text:c="3"/>9,378</text:p>
          </table:table-cell>
          <table:table-cell table:style-name="ce54" office:value-type="float" office:value="8595" calcext:value-type="float">
            <text:p><text:s text:c="3"/>8,595</text:p>
          </table:table-cell>
          <table:table-cell table:style-name="ce54" office:value-type="float" office:value="394" calcext:value-type="float">
            <text:p><text:s text:c="3"/>394</text:p>
          </table:table-cell>
          <table:table-cell table:style-name="ce54" office:value-type="float" office:value="359" calcext:value-type="float">
            <text:p><text:s text:c="3"/>359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89" calcext:value-type="float">
            <text:p><text:s text:c="3"/>389</text:p>
          </table:table-cell>
          <table:table-cell table:style-name="ce54" office:value-type="float" office:value="308" calcext:value-type="float">
            <text:p><text:s text:c="3"/>308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number-columns-repeated="2" table:style-name="ce54" office:value-type="float" office:value="156" calcext:value-type="float">
            <text:p><text:s text:c="3"/>15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741" calcext:value-type="float">
            <text:p><text:s text:c="3"/>4,741</text:p>
          </table:table-cell>
          <table:table-cell table:style-name="ce51" office:value-type="float" office:value="4610" calcext:value-type="float">
            <text:p><text:s text:c="3"/>4,610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4689" calcext:value-type="float">
            <text:p><text:s text:c="3"/>4,689</text:p>
          </table:table-cell>
          <table:table-cell table:style-name="ce51" office:value-type="float" office:value="4558" calcext:value-type="float">
            <text:p><text:s text:c="3"/>4,55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number-columns-repeated="2" table:style-name="ce51" office:value-type="float" office:value="52" calcext:value-type="float">
            <text:p><text:s text:c="3"/>5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793" calcext:value-type="float">
            <text:p><text:s text:c="3"/>4,793</text:p>
          </table:table-cell>
          <table:table-cell table:style-name="ce52" office:value-type="float" office:value="4141" calcext:value-type="float">
            <text:p><text:s text:c="3"/>4,141</text:p>
          </table:table-cell>
          <table:table-cell table:style-name="ce52" office:value-type="float" office:value="348" calcext:value-type="float">
            <text:p><text:s text:c="3"/>348</text:p>
          </table:table-cell>
          <table:table-cell table:style-name="ce52" office:value-type="float" office:value="328" calcext:value-type="float">
            <text:p><text:s text:c="3"/>328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304" calcext:value-type="float">
            <text:p><text:s text:c="3"/>304</text:p>
          </table:table-cell>
          <table:table-cell table:style-name="ce52" office:value-type="float" office:value="285" calcext:value-type="float">
            <text:p><text:s text:c="3"/>285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4689" calcext:value-type="float">
            <text:p><text:s text:c="3"/>4,689</text:p>
          </table:table-cell>
          <table:table-cell table:style-name="ce52" office:value-type="float" office:value="4037" calcext:value-type="float">
            <text:p><text:s text:c="3"/>4,037</text:p>
          </table:table-cell>
          <table:table-cell table:style-name="ce52" office:value-type="float" office:value="348" calcext:value-type="float">
            <text:p><text:s text:c="3"/>348</text:p>
          </table:table-cell>
          <table:table-cell table:style-name="ce52" office:value-type="float" office:value="328" calcext:value-type="float">
            <text:p><text:s text:c="3"/>328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304" calcext:value-type="float">
            <text:p><text:s text:c="3"/>304</text:p>
          </table:table-cell>
          <table:table-cell table:style-name="ce52" office:value-type="float" office:value="285" calcext:value-type="float">
            <text:p><text:s text:c="3"/>285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number-columns-repeated="2" table:style-name="ce52" office:value-type="float" office:value="104" calcext:value-type="float">
            <text:p><text:s text:c="3"/>10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90" calcext:value-type="float">
            <text:p><text:s text:c="3"/>1,590</text:p>
          </table:table-cell>
          <table:table-cell table:style-name="ce54" office:value-type="float" office:value="1438" calcext:value-type="float">
            <text:p><text:s text:c="3"/>1,438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70" calcext:value-type="float">
            <text:p><text:s text:c="3"/>1,570</text:p>
          </table:table-cell>
          <table:table-cell table:style-name="ce54" office:value-type="float" office:value="1418" calcext:value-type="float">
            <text:p><text:s text:c="3"/>1,418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97" calcext:value-type="float">
            <text:p><text:s text:c="3"/>797</text:p>
          </table:table-cell>
          <table:table-cell table:style-name="ce51" office:value-type="float" office:value="766" calcext:value-type="float">
            <text:p><text:s text:c="3"/>766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785" calcext:value-type="float">
            <text:p><text:s text:c="3"/>785</text:p>
          </table:table-cell>
          <table:table-cell table:style-name="ce51" office:value-type="float" office:value="754" calcext:value-type="float">
            <text:p><text:s text:c="3"/>75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number-columns-repeated="2" table:style-name="ce51" office:value-type="float" office:value="12" calcext:value-type="float">
            <text:p><text:s text:c="3"/>1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93" calcext:value-type="float">
            <text:p><text:s text:c="3"/>793</text:p>
          </table:table-cell>
          <table:table-cell table:style-name="ce52" office:value-type="float" office:value="672" calcext:value-type="float">
            <text:p><text:s text:c="3"/>672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85" calcext:value-type="float">
            <text:p><text:s text:c="3"/>785</text:p>
          </table:table-cell>
          <table:table-cell table:style-name="ce52" office:value-type="float" office:value="664" calcext:value-type="float">
            <text:p><text:s text:c="3"/>664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54" office:value-type="float" office:value="769" calcext:value-type="float">
            <text:p><text:s text:c="3"/>769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number-columns-repeated="2" table:style-name="ce54" office:value-type="float" office:value="19" calcext:value-type="float">
            <text:p><text:s text:c="3"/>19</text:p>
          </table:table-cell>
          <table:table-cell table:style-name="ce54" office:value-type="float" office:value="826" calcext:value-type="float">
            <text:p><text:s text:c="3"/>826</text:p>
          </table:table-cell>
          <table:table-cell table:style-name="ce54" office:value-type="float" office:value="749" calcext:value-type="float">
            <text:p><text:s text:c="3"/>749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number-columns-repeated="2" table:style-name="ce54" office:value-type="float" office:value="19" calcext:value-type="float">
            <text:p><text:s text:c="3"/>19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413" calcext:value-type="float">
            <text:p><text:s text:c="3"/>413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25" calcext:value-type="float">
            <text:p><text:s text:c="3"/>425</text:p>
          </table:table-cell>
          <table:table-cell table:style-name="ce52" office:value-type="float" office:value="369" calcext:value-type="float">
            <text:p><text:s text:c="3"/>369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13" calcext:value-type="float">
            <text:p><text:s text:c="3"/>413</text:p>
          </table:table-cell>
          <table:table-cell table:style-name="ce52" office:value-type="float" office:value="357" calcext:value-type="float">
            <text:p><text:s text:c="3"/>357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50" calcext:value-type="float">
            <text:p><text:s text:c="3"/>1,150</text:p>
          </table:table-cell>
          <table:table-cell table:style-name="ce54" office:value-type="float" office:value="1065" calcext:value-type="float">
            <text:p><text:s text:c="3"/>1,065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134" calcext:value-type="float">
            <text:p><text:s text:c="3"/>1,134</text:p>
          </table:table-cell>
          <table:table-cell table:style-name="ce54" office:value-type="float" office:value="1049" calcext:value-type="float">
            <text:p><text:s text:c="3"/>1,049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69" calcext:value-type="float">
            <text:p><text:s text:c="3"/>569</text:p>
          </table:table-cell>
          <table:table-cell table:style-name="ce51" office:value-type="float" office:value="556" calcext:value-type="float">
            <text:p><text:s text:c="3"/>55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67" calcext:value-type="float">
            <text:p><text:s text:c="3"/>567</text:p>
          </table:table-cell>
          <table:table-cell table:style-name="ce51" office:value-type="float" office:value="554" calcext:value-type="float">
            <text:p><text:s text:c="3"/>55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81" calcext:value-type="float">
            <text:p><text:s text:c="3"/>581</text:p>
          </table:table-cell>
          <table:table-cell table:style-name="ce52" office:value-type="float" office:value="509" calcext:value-type="float">
            <text:p><text:s text:c="3"/>509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67" calcext:value-type="float">
            <text:p><text:s text:c="3"/>567</text:p>
          </table:table-cell>
          <table:table-cell table:style-name="ce52" office:value-type="float" office:value="495" calcext:value-type="float">
            <text:p><text:s text:c="3"/>495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30" calcext:value-type="float">
            <text:p><text:s text:c="3"/>1,130</text:p>
          </table:table-cell>
          <table:table-cell table:style-name="ce54" office:value-type="float" office:value="1041" calcext:value-type="float">
            <text:p><text:s text:c="3"/>1,041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110" calcext:value-type="float">
            <text:p><text:s text:c="3"/>1,110</text:p>
          </table:table-cell>
          <table:table-cell table:style-name="ce54" office:value-type="float" office:value="1021" calcext:value-type="float">
            <text:p><text:s text:c="3"/>1,021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59" calcext:value-type="float">
            <text:p><text:s text:c="3"/>559</text:p>
          </table:table-cell>
          <table:table-cell table:style-name="ce51" office:value-type="float" office:value="542" calcext:value-type="float">
            <text:p><text:s text:c="3"/>542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55" calcext:value-type="float">
            <text:p><text:s text:c="3"/>555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99" calcext:value-type="float">
            <text:p><text:s text:c="3"/>49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55" calcext:value-type="float">
            <text:p><text:s text:c="3"/>555</text:p>
          </table:table-cell>
          <table:table-cell table:style-name="ce52" office:value-type="float" office:value="483" calcext:value-type="float">
            <text:p><text:s text:c="3"/>483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736" calcext:value-type="float">
            <text:p><text:s text:c="3"/>736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724" calcext:value-type="float">
            <text:p><text:s text:c="3"/>724</text:p>
          </table:table-cell>
          <table:table-cell table:style-name="ce54" office:value-type="float" office:value="669" calcext:value-type="float">
            <text:p><text:s text:c="3"/>669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62" calcext:value-type="float">
            <text:p><text:s text:c="3"/>362</text:p>
          </table:table-cell>
          <table:table-cell table:style-name="ce51" office:value-type="float" office:value="354" calcext:value-type="float">
            <text:p><text:s text:c="3"/>35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72" calcext:value-type="float">
            <text:p><text:s text:c="3"/>372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62" calcext:value-type="float">
            <text:p><text:s text:c="3"/>362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182" calcext:value-type="float">
            <text:p><text:s text:c="3"/>1,182</text:p>
          </table:table-cell>
          <table:table-cell table:style-name="ce54" office:value-type="float" office:value="1089" calcext:value-type="float">
            <text:p><text:s text:c="3"/>1,089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156" calcext:value-type="float">
            <text:p><text:s text:c="3"/>1,156</text:p>
          </table:table-cell>
          <table:table-cell table:style-name="ce54" office:value-type="float" office:value="1063" calcext:value-type="float">
            <text:p><text:s text:c="3"/>1,063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26" calcext:value-type="float">
            <text:p><text:s text:c="3"/>2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581" calcext:value-type="float">
            <text:p><text:s text:c="3"/>581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78" calcext:value-type="float">
            <text:p><text:s text:c="3"/>578</text:p>
          </table:table-cell>
          <table:table-cell table:style-name="ce51" office:value-type="float" office:value="567" calcext:value-type="float">
            <text:p><text:s text:c="3"/>567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14" calcext:value-type="float">
            <text:p><text:s text:c="3"/>1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90" calcext:value-type="float">
            <text:p><text:s text:c="3"/>590</text:p>
          </table:table-cell>
          <table:table-cell table:style-name="ce52" office:value-type="float" office:value="508" calcext:value-type="float">
            <text:p><text:s text:c="3"/>508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578" calcext:value-type="float">
            <text:p><text:s text:c="3"/>578</text:p>
          </table:table-cell>
          <table:table-cell table:style-name="ce52" office:value-type="float" office:value="496" calcext:value-type="float">
            <text:p><text:s text:c="3"/>496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852" calcext:value-type="float">
            <text:p><text:s text:c="3"/>2,852</text:p>
          </table:table-cell>
          <table:table-cell table:style-name="ce54" office:value-type="float" office:value="2628" calcext:value-type="float">
            <text:p><text:s text:c="3"/>2,628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31" calcext:value-type="float">
            <text:p><text:s text:c="3"/>131</text:p>
          </table:table-cell>
          <table:table-cell table:style-name="ce54" office:value-type="float" office:value="111" calcext:value-type="float">
            <text:p><text:s text:c="3"/>11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2810" calcext:value-type="float">
            <text:p><text:s text:c="3"/>2,810</text:p>
          </table:table-cell>
          <table:table-cell table:style-name="ce54" office:value-type="float" office:value="2586" calcext:value-type="float">
            <text:p><text:s text:c="3"/>2,586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31" calcext:value-type="float">
            <text:p><text:s text:c="3"/>131</text:p>
          </table:table-cell>
          <table:table-cell table:style-name="ce54" office:value-type="float" office:value="111" calcext:value-type="float">
            <text:p><text:s text:c="3"/>11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number-columns-repeated="2" table:style-name="ce54" office:value-type="float" office:value="42" calcext:value-type="float">
            <text:p><text:s text:c="3"/>4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415" calcext:value-type="float">
            <text:p><text:s text:c="3"/>1,415</text:p>
          </table:table-cell>
          <table:table-cell table:style-name="ce51" office:value-type="float" office:value="1386" calcext:value-type="float">
            <text:p><text:s text:c="3"/>1,386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1405" calcext:value-type="float">
            <text:p><text:s text:c="3"/>1,405</text:p>
          </table:table-cell>
          <table:table-cell table:style-name="ce51" office:value-type="float" office:value="1376" calcext:value-type="float">
            <text:p><text:s text:c="3"/>1,376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437" calcext:value-type="float">
            <text:p><text:s text:c="3"/>1,437</text:p>
          </table:table-cell>
          <table:table-cell table:style-name="ce52" office:value-type="float" office:value="1242" calcext:value-type="float">
            <text:p><text:s text:c="3"/>1,242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05" calcext:value-type="float">
            <text:p><text:s text:c="3"/>1,405</text:p>
          </table:table-cell>
          <table:table-cell table:style-name="ce52" office:value-type="float" office:value="1210" calcext:value-type="float">
            <text:p><text:s text:c="3"/>1,210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32" calcext:value-type="float">
            <text:p><text:s text:c="3"/>3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03" office:value-type="float" office:value="183" calcext:value-type="float">
            <text:p><text:s text:c="3"/>183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8" calcext:value-type="float">
            <text:p><text:s text:c="3"/>258</text:p>
          </table:table-cell>
          <table:table-cell table:style-name="ce103" office:value-type="float" office:value="235" calcext:value-type="float">
            <text:p><text:s text:c="3"/>235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54" calcext:value-type="float">
            <text:p><text:s text:c="3"/>254</text:p>
          </table:table-cell>
          <table:table-cell table:style-name="ce103" office:value-type="float" office:value="231" calcext:value-type="float">
            <text:p><text:s text:c="3"/>23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style-name="ce103" office:value-type="float" office:value="123" calcext:value-type="float">
            <text:p><text:s text:c="3"/>12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style-name="ce103" office:value-type="float" office:value="123" calcext:value-type="float">
            <text:p><text:s text:c="3"/>12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1" calcext:value-type="float">
            <text:p><text:s text:c="3"/>131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8" calcext:value-type="float">
            <text:p><text:s text:c="3"/>258</text:p>
          </table:table-cell>
          <table:table-cell table:style-name="ce103" office:value-type="float" office:value="237" calcext:value-type="float">
            <text:p><text:s text:c="3"/>237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56" calcext:value-type="float">
            <text:p><text:s text:c="3"/>256</text:p>
          </table:table-cell>
          <table:table-cell table:style-name="ce103" office:value-type="float" office:value="235" calcext:value-type="float">
            <text:p><text:s text:c="3"/>235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0" calcext:value-type="float">
            <text:p><text:s text:c="3"/>130</text:p>
          </table:table-cell>
          <table:table-cell table:style-name="ce104" office:value-type="float" office:value="110" calcext:value-type="float">
            <text:p><text:s text:c="3"/>11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8" calcext:value-type="float">
            <text:p><text:s text:c="3"/>128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68" calcext:value-type="float">
            <text:p><text:s text:c="3"/>468</text:p>
          </table:table-cell>
          <table:table-cell table:style-name="ce103" office:value-type="float" office:value="432" calcext:value-type="float">
            <text:p><text:s text:c="3"/>432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66" calcext:value-type="float">
            <text:p><text:s text:c="3"/>466</text:p>
          </table:table-cell>
          <table:table-cell table:style-name="ce103" office:value-type="float" office:value="430" calcext:value-type="float">
            <text:p><text:s text:c="3"/>430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3" calcext:value-type="float">
            <text:p><text:s text:c="3"/>23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35" calcext:value-type="float">
            <text:p><text:s text:c="3"/>235</text:p>
          </table:table-cell>
          <table:table-cell table:style-name="ce103" office:value-type="float" office:value="231" calcext:value-type="float">
            <text:p><text:s text:c="3"/>23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33" calcext:value-type="float">
            <text:p><text:s text:c="3"/>233</text:p>
          </table:table-cell>
          <table:table-cell table:style-name="ce103" office:value-type="float" office:value="229" calcext:value-type="float">
            <text:p><text:s text:c="3"/>22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33" calcext:value-type="float">
            <text:p><text:s text:c="3"/>233</text:p>
          </table:table-cell>
          <table:table-cell table:style-name="ce104" office:value-type="float" office:value="201" calcext:value-type="float">
            <text:p><text:s text:c="3"/>20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33" calcext:value-type="float">
            <text:p><text:s text:c="3"/>233</text:p>
          </table:table-cell>
          <table:table-cell table:style-name="ce104" office:value-type="float" office:value="201" calcext:value-type="float">
            <text:p><text:s text:c="3"/>20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30" calcext:value-type="float">
            <text:p><text:s text:c="3"/>230</text:p>
          </table:table-cell>
          <table:table-cell table:style-name="ce138" office:value-type="float" office:value="207" calcext:value-type="float">
            <text:p><text:s text:c="3"/>20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30" calcext:value-type="float">
            <text:p><text:s text:c="3"/>230</text:p>
          </table:table-cell>
          <table:table-cell table:style-name="ce103" office:value-type="float" office:value="207" calcext:value-type="float">
            <text:p><text:s text:c="3"/>207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15" calcext:value-type="float">
            <text:p><text:s text:c="3"/>11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15" calcext:value-type="float">
            <text:p><text:s text:c="3"/>11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22" calcext:value-type="float">
            <text:p><text:s text:c="3"/>322</text:p>
          </table:table-cell>
          <table:table-cell table:style-name="ce103" office:value-type="float" office:value="303" calcext:value-type="float">
            <text:p><text:s text:c="3"/>303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316" calcext:value-type="float">
            <text:p><text:s text:c="3"/>316</text:p>
          </table:table-cell>
          <table:table-cell table:style-name="ce103" office:value-type="float" office:value="297" calcext:value-type="float">
            <text:p><text:s text:c="3"/>297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2" calcext:value-type="float">
            <text:p><text:s text:c="3"/>162</text:p>
          </table:table-cell>
          <table:table-cell table:style-name="ce104" office:value-type="float" office:value="146" calcext:value-type="float">
            <text:p><text:s text:c="3"/>146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8" calcext:value-type="float">
            <text:p><text:s text:c="3"/>158</text:p>
          </table:table-cell>
          <table:table-cell table:style-name="ce104" office:value-type="float" office:value="142" calcext:value-type="float">
            <text:p><text:s text:c="3"/>142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5" calcext:value-type="float">
            <text:p><text:s text:c="3"/>55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9" calcext:value-type="float">
            <text:p><text:s text:c="3"/>29</text:p>
          </table:table-cell>
          <table:table-cell table:style-name="ce104" office:value-type="float" office:value="27" calcext:value-type="float">
            <text:p><text:s text:c="3"/>27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7" calcext:value-type="float">
            <text:p><text:s text:c="3"/>27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7" calcext:value-type="float">
            <text:p><text:s text:c="3"/>57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57" calcext:value-type="float">
            <text:p><text:s text:c="3"/>57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10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10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2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8869" calcext:value-type="float">
            <text:p><text:s text:c="3"/>8,86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8747" calcext:value-type="float">
            <text:p><text:s text:c="3"/>8,7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number-columns-repeated="2" table:style-name="ce60" office:value-type="float" office:value="4218" calcext:value-type="float">
            <text:p><text:s text:c="3"/>4,2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number-columns-repeated="2" table:style-name="ce60" office:value-type="float" office:value="4128" calcext:value-type="float">
            <text:p><text:s text:c="3"/>4,1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number-columns-repeated="2" table:style-name="ce60" office:value-type="float" office:value="90" calcext:value-type="float">
            <text:p><text:s text:c="3"/>90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8083" calcext:value-type="float">
            <text:p><text:s text:c="3"/>8,08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7985" calcext:value-type="float">
            <text:p><text:s text:c="3"/>7,98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number-columns-repeated="3" table:style-name="ce59" office:value-type="float" office:value="98" calcext:value-type="float">
            <text:p><text:s text:c="3"/>9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188" calcext:value-type="float">
            <text:p><text:s text:c="3"/>4,18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number-columns-repeated="2" table:style-name="ce60" office:value-type="float" office:value="3877" calcext:value-type="float">
            <text:p><text:s text:c="3"/>3,8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number-columns-repeated="2" table:style-name="ce60" office:value-type="float" office:value="3797" calcext:value-type="float">
            <text:p><text:s text:c="3"/>3,79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80" calcext:value-type="float">
            <text:p><text:s text:c="3"/>8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7550" calcext:value-type="float">
            <text:p><text:s text:c="3"/>7,55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7448" calcext:value-type="float">
            <text:p><text:s text:c="3"/>7,44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2" table:style-name="ce59" office:value-type="float" office:value="102" calcext:value-type="float">
            <text:p><text:s text:c="3"/>102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3609" calcext:value-type="float">
            <text:p><text:s text:c="3"/>3,6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number-columns-repeated="2" table:style-name="ce59" office:value-type="float" office:value="7893" calcext:value-type="float">
            <text:p><text:s text:c="3"/>7,89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number-columns-repeated="2" table:style-name="ce59" office:value-type="float" office:value="7789" calcext:value-type="float">
            <text:p><text:s text:c="3"/>7,78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4" calcext:value-type="float">
            <text:p><text:s text:c="3"/>104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number-columns-repeated="2" table:style-name="ce60" office:value-type="float" office:value="4113" calcext:value-type="float">
            <text:p><text:s text:c="3"/>4,1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4086" calcext:value-type="float">
            <text:p><text:s text:c="3"/>4,08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7" calcext:value-type="float">
            <text:p><text:s text:c="3"/>2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number-columns-repeated="2" table:style-name="ce60" office:value-type="float" office:value="3780" calcext:value-type="float">
            <text:p><text:s text:c="3"/>3,7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number-columns-repeated="2" table:style-name="ce60" office:value-type="float" office:value="77" calcext:value-type="float">
            <text:p><text:s text:c="3"/>7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7" calcext:value-type="float">
            <text:p><text:s text:c="3"/>7,93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number-columns-repeated="2" table:style-name="ce59" office:value-type="float" office:value="117" calcext:value-type="float">
            <text:p><text:s text:c="3"/>11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number-columns-repeated="2" table:style-name="ce60" office:value-type="float" office:value="4194" calcext:value-type="float">
            <text:p><text:s text:c="3"/>4,19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3774" calcext:value-type="float">
            <text:p><text:s text:c="3"/>3,7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86" calcext:value-type="float">
            <text:p><text:s text:c="3"/>8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  <text:p>截至8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0520" calcext:value-type="float">
            <text:p><text:s text:c="3"/>70,520</text:p>
          </table:table-cell>
          <table:table-cell table:style-name="ce57" office:value-type="float" office:value="64825" calcext:value-type="float">
            <text:p><text:s text:c="3"/>64,825</text:p>
          </table:table-cell>
          <table:table-cell table:style-name="ce57" office:value-type="float" office:value="64819" calcext:value-type="float">
            <text:p><text:s text:c="3"/>64,81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653" calcext:value-type="float">
            <text:p><text:s text:c="3"/>2,653</text:p>
          </table:table-cell>
          <table:table-cell table:style-name="ce57" office:value-type="float" office:value="1240" calcext:value-type="float">
            <text:p><text:s text:c="3"/>1,240</text:p>
          </table:table-cell>
          <table:table-cell table:style-name="ce57" office:value-type="float" office:value="1413" calcext:value-type="float">
            <text:p><text:s text:c="3"/>1,413</text:p>
          </table:table-cell>
          <table:table-cell table:style-name="ce57" office:value-type="float" office:value="268" calcext:value-type="float">
            <text:p><text:s text:c="3"/>268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149" calcext:value-type="float">
            <text:p><text:s text:c="3"/>149</text:p>
          </table:table-cell>
          <table:table-cell table:style-name="ce57" office:value-type="float" office:value="2774" calcext:value-type="float">
            <text:p><text:s text:c="3"/>2,774</text:p>
          </table:table-cell>
          <table:table-cell table:style-name="ce57" office:value-type="float" office:value="1553" calcext:value-type="float">
            <text:p><text:s text:c="3"/>1,553</text:p>
          </table:table-cell>
          <table:table-cell table:style-name="ce57" office:value-type="float" office:value="1221" calcext:value-type="float">
            <text:p><text:s text:c="3"/>1,221</text:p>
          </table:table-cell>
          <table:table-cell table:style-name="ce57" office:value-type="float" office:value="2213" calcext:value-type="float">
            <text:p><text:s text:c="3"/>2,213</text:p>
          </table:table-cell>
          <table:table-cell table:style-name="ce57" office:value-type="float" office:value="1539" calcext:value-type="float">
            <text:p><text:s text:c="3"/>1,539</text:p>
          </table:table-cell>
          <table:table-cell table:style-name="ce57" office:value-type="float" office:value="674" calcext:value-type="float">
            <text:p><text:s text:c="3"/>674</text:p>
          </table:table-cell>
          <table:table-cell table:style-name="ce57" office:value-type="float" office:value="561" calcext:value-type="float">
            <text:p><text:s text:c="3"/>561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547" calcext:value-type="float">
            <text:p><text:s text:c="3"/>547</text:p>
          </table:table-cell>
          <table:table-cell table:style-name="ce57" office:value-type="float" office:value="69568" calcext:value-type="float">
            <text:p><text:s text:c="3"/>69,568</text:p>
          </table:table-cell>
          <table:table-cell table:style-name="ce57" office:value-type="float" office:value="63883" calcext:value-type="float">
            <text:p><text:s text:c="3"/>63,883</text:p>
          </table:table-cell>
          <table:table-cell table:style-name="ce57" office:value-type="float" office:value="63877" calcext:value-type="float">
            <text:p><text:s text:c="3"/>63,877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651" calcext:value-type="float">
            <text:p><text:s text:c="3"/>2,651</text:p>
          </table:table-cell>
          <table:table-cell table:style-name="ce57" office:value-type="float" office:value="1238" calcext:value-type="float">
            <text:p><text:s text:c="3"/>1,238</text:p>
          </table:table-cell>
          <table:table-cell table:style-name="ce57" office:value-type="float" office:value="1413" calcext:value-type="float">
            <text:p><text:s text:c="3"/>1,413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148" calcext:value-type="float">
            <text:p><text:s text:c="3"/>148</text:p>
          </table:table-cell>
          <table:table-cell table:style-name="ce57" office:value-type="float" office:value="2767" calcext:value-type="float">
            <text:p><text:s text:c="3"/>2,767</text:p>
          </table:table-cell>
          <table:table-cell table:style-name="ce57" office:value-type="float" office:value="1550" calcext:value-type="float">
            <text:p><text:s text:c="3"/>1,550</text:p>
          </table:table-cell>
          <table:table-cell table:style-name="ce57" office:value-type="float" office:value="1217" calcext:value-type="float">
            <text:p><text:s text:c="3"/>1,217</text:p>
          </table:table-cell>
          <table:table-cell table:style-name="ce57" office:value-type="float" office:value="2210" calcext:value-type="float">
            <text:p><text:s text:c="3"/>2,210</text:p>
          </table:table-cell>
          <table:table-cell table:style-name="ce57" office:value-type="float" office:value="1536" calcext:value-type="float">
            <text:p><text:s text:c="3"/>1,536</text:p>
          </table:table-cell>
          <table:table-cell table:style-name="ce57" office:value-type="float" office:value="674" calcext:value-type="float">
            <text:p><text:s text:c="3"/>674</text:p>
          </table:table-cell>
          <table:table-cell table:style-name="ce57" office:value-type="float" office:value="557" calcext:value-type="float">
            <text:p><text:s text:c="3"/>557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543" calcext:value-type="float">
            <text:p><text:s text:c="3"/>543</text:p>
          </table:table-cell>
          <table:table-cell table:style-name="ce57" office:value-type="float" office:value="952" calcext:value-type="float">
            <text:p><text:s text:c="3"/>952</text:p>
          </table:table-cell>
          <table:table-cell table:number-columns-repeated="2" table:style-name="ce57" office:value-type="float" office:value="942" calcext:value-type="float">
            <text:p><text:s text:c="3"/>942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" calcext:value-type="float">
            <text:p><text:s text:c="3"/>4</text:p>
          </table:table-cell>
          <table:table-cell table:number-columns-repeated="2"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5008" calcext:value-type="float">
            <text:p><text:s text:c="3"/>35,008</text:p>
          </table:table-cell>
          <table:table-cell table:style-name="ce58" office:value-type="float" office:value="34066" calcext:value-type="float">
            <text:p><text:s text:c="3"/>34,066</text:p>
          </table:table-cell>
          <table:table-cell table:style-name="ce58" office:value-type="float" office:value="34062" calcext:value-type="float">
            <text:p><text:s text:c="3"/>34,06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188" calcext:value-type="float">
            <text:p><text:s text:c="3"/>188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style-name="ce58" office:value-type="float" office:value="598" calcext:value-type="float">
            <text:p><text:s text:c="3"/>598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567" calcext:value-type="float">
            <text:p><text:s text:c="3"/>567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40" calcext:value-type="float">
            <text:p><text:s text:c="3"/>140</text:p>
          </table:table-cell>
          <table:table-cell table:style-name="ce58" office:value-type="float" office:value="436" calcext:value-type="float">
            <text:p><text:s text:c="3"/>436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27" calcext:value-type="float">
            <text:p><text:s text:c="3"/>427</text:p>
          </table:table-cell>
          <table:table-cell table:style-name="ce58" office:value-type="float" office:value="34784" calcext:value-type="float">
            <text:p><text:s text:c="3"/>34,784</text:p>
          </table:table-cell>
          <table:table-cell table:style-name="ce58" office:value-type="float" office:value="33843" calcext:value-type="float">
            <text:p><text:s text:c="3"/>33,843</text:p>
          </table:table-cell>
          <table:table-cell table:style-name="ce58" office:value-type="float" office:value="33839" calcext:value-type="float">
            <text:p><text:s text:c="3"/>33,83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188" calcext:value-type="float">
            <text:p><text:s text:c="3"/>188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style-name="ce58" office:value-type="float" office:value="597" calcext:value-type="float">
            <text:p><text:s text:c="3"/>597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566" calcext:value-type="float">
            <text:p><text:s text:c="3"/>566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40" calcext:value-type="float">
            <text:p><text:s text:c="3"/>140</text:p>
          </table:table-cell>
          <table:table-cell table:style-name="ce58" office:value-type="float" office:value="435" calcext:value-type="float">
            <text:p><text:s text:c="3"/>435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26" calcext:value-type="float">
            <text:p><text:s text:c="3"/>426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number-columns-repeated="2" table:style-name="ce58" office:value-type="float" office:value="223" calcext:value-type="float">
            <text:p><text:s text:c="3"/>223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5512" calcext:value-type="float">
            <text:p><text:s text:c="3"/>35,512</text:p>
          </table:table-cell>
          <table:table-cell table:style-name="ce58" office:value-type="float" office:value="30759" calcext:value-type="float">
            <text:p><text:s text:c="3"/>30,759</text:p>
          </table:table-cell>
          <table:table-cell table:style-name="ce58" office:value-type="float" office:value="30757" calcext:value-type="float">
            <text:p><text:s text:c="3"/>30,75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29" calcext:value-type="float">
            <text:p><text:s text:c="3"/>2,429</text:p>
          </table:table-cell>
          <table:table-cell table:style-name="ce58" office:value-type="float" office:value="1204" calcext:value-type="float">
            <text:p><text:s text:c="3"/>1,204</text:p>
          </table:table-cell>
          <table:table-cell table:style-name="ce58" office:value-type="float" office:value="1225" calcext:value-type="float">
            <text:p><text:s text:c="3"/>1,225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176" calcext:value-type="float">
            <text:p><text:s text:c="3"/>2,176</text:p>
          </table:table-cell>
          <table:table-cell table:style-name="ce58" office:value-type="float" office:value="1522" calcext:value-type="float">
            <text:p><text:s text:c="3"/>1,52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2051" calcext:value-type="float">
            <text:p><text:s text:c="3"/>2,051</text:p>
          </table:table-cell>
          <table:table-cell table:style-name="ce58" office:value-type="float" office:value="1517" calcext:value-type="float">
            <text:p><text:s text:c="3"/>1,517</text:p>
          </table:table-cell>
          <table:table-cell table:style-name="ce58" office:value-type="float" office:value="534" calcext:value-type="float">
            <text:p><text:s text:c="3"/>534</text:p>
          </table:table-cell>
          <table:table-cell table:style-name="ce58" office:value-type="float" office:value="125" calcext:value-type="float">
            <text:p><text:s text:c="3"/>12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34784" calcext:value-type="float">
            <text:p><text:s text:c="3"/>34,784</text:p>
          </table:table-cell>
          <table:table-cell table:style-name="ce58" office:value-type="float" office:value="30040" calcext:value-type="float">
            <text:p><text:s text:c="3"/>30,040</text:p>
          </table:table-cell>
          <table:table-cell table:style-name="ce58" office:value-type="float" office:value="30038" calcext:value-type="float">
            <text:p><text:s text:c="3"/>30,03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27" calcext:value-type="float">
            <text:p><text:s text:c="3"/>2,427</text:p>
          </table:table-cell>
          <table:table-cell table:style-name="ce58" office:value-type="float" office:value="1202" calcext:value-type="float">
            <text:p><text:s text:c="3"/>1,202</text:p>
          </table:table-cell>
          <table:table-cell table:style-name="ce58" office:value-type="float" office:value="1225" calcext:value-type="float">
            <text:p><text:s text:c="3"/>1,225</text:p>
          </table:table-cell>
          <table:table-cell table:style-name="ce58" office:value-type="float" office:value="147" calcext:value-type="float">
            <text:p><text:s text:c="3"/>147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2170" calcext:value-type="float">
            <text:p><text:s text:c="3"/>2,170</text:p>
          </table:table-cell>
          <table:table-cell table:style-name="ce58" office:value-type="float" office:value="1519" calcext:value-type="float">
            <text:p><text:s text:c="3"/>1,519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2048" calcext:value-type="float">
            <text:p><text:s text:c="3"/>2,048</text:p>
          </table:table-cell>
          <table:table-cell table:style-name="ce58" office:value-type="float" office:value="1514" calcext:value-type="float">
            <text:p><text:s text:c="3"/>1,514</text:p>
          </table:table-cell>
          <table:table-cell table:style-name="ce58" office:value-type="float" office:value="534" calcext:value-type="float">
            <text:p><text:s text:c="3"/>534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728" calcext:value-type="float">
            <text:p><text:s text:c="3"/>728</text:p>
          </table:table-cell>
          <table:table-cell table:number-columns-repeated="2" table:style-name="ce58" office:value-type="float" office:value="719" calcext:value-type="float">
            <text:p><text:s text:c="3"/>71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4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number-columns-repeated="2" table:style-name="ce59" office:value-type="float" office:value="6155" calcext:value-type="float">
            <text:p><text:s text:c="3"/>6,1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number-columns-repeated="2" table:style-name="ce59" office:value-type="float" office:value="6046" calcext:value-type="float">
            <text:p><text:s text:c="3"/>6,04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9" calcext:value-type="float">
            <text:p><text:s text:c="3"/>10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number-columns-repeated="2" table:style-name="ce60" office:value-type="float" office:value="3200" calcext:value-type="float">
            <text:p><text:s text:c="3"/>3,20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3172" calcext:value-type="float">
            <text:p><text:s text:c="3"/>3,1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4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number-columns-repeated="2" table:style-name="ce60" office:value-type="float" office:value="2955" calcext:value-type="float">
            <text:p><text:s text:c="3"/>2,9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2874" calcext:value-type="float">
            <text:p><text:s text:c="3"/>2,87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number-columns-repeated="2" table:style-name="ce59" office:value-type="float" office:value="7524" calcext:value-type="float">
            <text:p><text:s text:c="3"/>7,52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number-columns-repeated="2" table:style-name="ce59" office:value-type="float" office:value="7419" calcext:value-type="float">
            <text:p><text:s text:c="3"/>7,4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52" calcext:value-type="float">
            <text:p><text:s text:c="3"/>3,9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928" calcext:value-type="float">
            <text:p><text:s text:c="3"/>3,9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72" calcext:value-type="float">
            <text:p><text:s text:c="3"/>3,5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491" calcext:value-type="float">
            <text:p><text:s text:c="3"/>3,49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9665" calcext:value-type="float">
            <text:p><text:s text:c="3"/>9,6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9539" calcext:value-type="float">
            <text:p><text:s text:c="3"/>9,5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26" calcext:value-type="float">
            <text:p><text:s text:c="3"/>1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064" calcext:value-type="float">
            <text:p><text:s text:c="3"/>5,0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number-columns-repeated="2" table:style-name="ce60" office:value-type="float" office:value="4569" calcext:value-type="float">
            <text:p><text:s text:c="3"/>4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number-columns-repeated="2" table:style-name="ce60" office:value-type="float" office:value="4475" calcext:value-type="float">
            <text:p><text:s text:c="3"/>4,47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4" calcext:value-type="float">
            <text:p><text:s text:c="3"/>9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7156" calcext:value-type="float">
            <text:p><text:s text:c="3"/>7,1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7078" calcext:value-type="float">
            <text:p><text:s text:c="3"/>7,07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number-columns-repeated="3" table:style-name="ce59" office:value-type="float" office:value="78" calcext:value-type="float">
            <text:p><text:s text:c="3"/>7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3778" calcext:value-type="float">
            <text:p><text:s text:c="3"/>3,77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number-columns-repeated="2" table:style-name="ce60" office:value-type="float" office:value="3378" calcext:value-type="float">
            <text:p><text:s text:c="3"/>3,3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number-columns-repeated="2" table:style-name="ce60" office:value-type="float" office:value="3316" calcext:value-type="float">
            <text:p><text:s text:c="3"/>3,3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62" calcext:value-type="float">
            <text:p><text:s text:c="3"/>6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8775" calcext:value-type="float">
            <text:p><text:s text:c="3"/>8,77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8644" calcext:value-type="float">
            <text:p><text:s text:c="3"/>8,64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68" calcext:value-type="float">
            <text:p><text:s text:c="3"/>4,56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4182" calcext:value-type="float">
            <text:p><text:s text:c="3"/>4,1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4076" calcext:value-type="float">
            <text:p><text:s text:c="3"/>4,0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6" calcext:value-type="float">
            <text:p><text:s text:c="3"/>10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3" calcext:value-type="float">
            <text:p><text:s text:c="3"/>8,1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3" table:style-name="ce59" office:value-type="float" office:value="122" calcext:value-type="float">
            <text:p><text:s text:c="3"/>12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348" calcext:value-type="float">
            <text:p><text:s text:c="3"/>4,3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number-columns-repeated="3" table:style-name="ce60" office:value-type="float" office:value="26" calcext:value-type="float">
            <text:p><text:s text:c="3"/>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3927" calcext:value-type="float">
            <text:p><text:s text:c="3"/>3,9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3831" calcext:value-type="float">
            <text:p><text:s text:c="3"/>3,8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3" table:style-name="ce60" office:value-type="float" office:value="96" calcext:value-type="float">
            <text:p><text:s text:c="3"/>9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number-columns-repeated="2" table:style-name="ce59" office:value-type="float" office:value="8518" calcext:value-type="float">
            <text:p><text:s text:c="3"/>8,5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number-columns-repeated="2" table:style-name="ce59" office:value-type="float" office:value="8403" calcext:value-type="float">
            <text:p><text:s text:c="3"/>8,4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number-columns-repeated="2" table:style-name="ce59" office:value-type="float" office:value="115" calcext:value-type="float">
            <text:p><text:s text:c="3"/>11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number-columns-repeated="2" table:style-name="ce60" office:value-type="float" office:value="4485" calcext:value-type="float">
            <text:p><text:s text:c="3"/>4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4465" calcext:value-type="float">
            <text:p><text:s text:c="3"/>4,4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20" calcext:value-type="float">
            <text:p><text:s text:c="3"/>2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number-columns-repeated="2" table:style-name="ce60" office:value-type="float" office:value="4033" calcext:value-type="float">
            <text:p><text:s text:c="3"/>4,0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number-columns-repeated="2" table:style-name="ce59" office:value-type="float" office:value="8751" calcext:value-type="float">
            <text:p><text:s text:c="3"/>8,75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number-columns-repeated="2" table:style-name="ce59" office:value-type="float" office:value="8595" calcext:value-type="float">
            <text:p><text:s text:c="3"/>8,59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3" table:style-name="ce59" office:value-type="float" office:value="156" calcext:value-type="float">
            <text:p><text:s text:c="3"/>15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number-columns-repeated="2" table:style-name="ce60" office:value-type="float" office:value="4610" calcext:value-type="float">
            <text:p><text:s text:c="3"/>4,6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558" calcext:value-type="float">
            <text:p><text:s text:c="3"/>4,5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number-columns-repeated="2" table:style-name="ce60" office:value-type="float" office:value="4141" calcext:value-type="float">
            <text:p><text:s text:c="3"/>4,1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037" calcext:value-type="float">
            <text:p><text:s text:c="3"/>4,03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04" calcext:value-type="float">
            <text:p><text:s text:c="3"/>10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2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217" meta:object-count="0"/>
    <meta:generator>LibreOffice/6.4.7.2$Linux_X86_64 LibreOffice_project/40$Build-2</meta:generator>
  </office:meta>
</office:document-meta>
</file>